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top="0cm" style:writing-mode="lr-tb"/>
    </style:style>
    <style:style style:name="T1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3" style:family="paragraph" style:parent-style-name="Standard">
      <style:paragraph-properties fo:break-before="auto" fo:text-indent="0cm" fo:line-height="100%" fo:margin-top="0cm" style:writing-mode="lr-tb"/>
    </style:style>
    <style:style style:name="T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7" style:family="paragraph" style:parent-style-name="Standard">
      <style:paragraph-properties fo:break-before="auto" fo:text-indent="0cm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text-indent="0cm" fo:line-height="100%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15" style:family="paragraph" style:parent-style-name="Standard">
      <style:paragraph-properties fo:break-before="auto" fo:text-indent="0cm" fo:line-height="100%" fo:margin-top="0cm" fo:margin-bottom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16" style:family="paragraph" style:parent-style-name="Standard">
      <style:paragraph-properties fo:break-before="auto" fo:text-indent="0cm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Heading_20_6">
      <style:paragraph-properties fo:break-before="auto" fo:text-indent="0cm" fo:line-height="100%" style:writing-mode="lr-tb"/>
    </style:style>
    <style:style style:name="T17_1" style:family="text">
      <style:text-properties style:font-name="Arial" style:font-name-asian="Arial" style:font-name-complex="Arial" fo:font-weight="bold" style:font-weight-asian="bold" style:font-weight-complex="bold"/>
    </style:style>
    <style:style style:name="T17_2" style:family="text">
      <style:text-properties style:font-name="Arial" style:font-name-asian="Arial" style:font-name-complex="Arial" fo:font-weight="bold" style:font-weight-asian="bold" style:font-weight-complex="bold"/>
    </style:style>
    <style:style style:name="T17_3" style:family="text">
      <style:text-properties style:font-name="Arial" style:font-name-asian="Arial" style:font-name-complex="Arial" fo:font-weight="bold" style:font-weight-asian="bold" style:font-weight-complex="bold"/>
    </style:style>
    <style:style style:name="T17_4" style:family="text">
      <style:text-properties style:font-name="Arial" style:font-name-asian="Arial" style:font-name-complex="Arial" fo:font-weight="bold" style:font-weight-asian="bold" style:font-weight-complex="bold"/>
    </style:style>
    <style:style style:name="T17_5" style:family="text">
      <style:text-properties style:font-name="Arial" style:font-name-asian="Arial" style:font-name-complex="Arial" fo:font-weight="bold" style:font-weight-asian="bold" style:font-weight-complex="bold"/>
    </style:style>
    <style:style style:name="T17_6" style:family="text">
      <style:text-properties style:font-name="Arial" style:font-name-asian="Arial" style:font-name-complex="Arial" fo:font-weight="bold" style:font-weight-asian="bold" style:font-weight-complex="bold"/>
    </style:style>
    <style:style style:name="T17_7" style:family="text">
      <style:text-properties style:font-name="Arial" style:font-name-asian="Arial" style:font-name-complex="Arial" fo:font-weight="bold" style:font-weight-asian="bold" style:font-weight-complex="bold"/>
    </style:style>
    <style:style style:name="T17_8" style:family="text">
      <style:text-properties style:font-name="Arial" style:font-name-asian="Arial" style:font-name-complex="Arial" fo:font-weight="bold" style:font-weight-asian="bold" style:font-weight-complex="bold"/>
    </style:style>
    <style:style style:name="T17_9" style:family="text">
      <style:text-properties style:font-name="Arial" style:font-name-asian="Arial" style:font-name-complex="Arial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text-indent="0cm" fo:line-height="100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T2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top="0cm" style:writing-mode="lr-tb"/>
    </style:style>
    <style:style style:name="T2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29" style:family="paragraph" style:parent-style-name="Standard">
      <style:paragraph-properties fo:break-before="auto" fo:text-indent="0cm" fo:line-height="100%" fo:margin-top="0cm" style:writing-mode="lr-tb"/>
    </style:style>
    <style:style style:name="T2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1" style:family="paragraph" style:parent-style-name="Standard">
      <style:paragraph-properties fo:break-before="auto" fo:line-height="100%" fo:margin-top="0cm" style:writing-mode="lr-tb"/>
    </style:style>
    <style:style style:name="T3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text-align="justify"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text-align="justify"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text-align="justify" fo:break-before="auto" fo:line-height="100%" fo:margin-top="0cm" style:writing-mode="lr-tb"/>
    </style:style>
    <style:style style:name="T3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7" style:family="paragraph" style:parent-style-name="Standard">
      <style:paragraph-properties fo:text-align="justify" fo:break-before="auto" fo:line-height="100%" fo:margin-top="0cm" style:writing-mode="lr-tb"/>
    </style:style>
    <style:style style:name="T3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8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39" style:family="paragraph" style:parent-style-name="Standard">
      <style:paragraph-properties fo:break-before="auto" fo:text-indent="0cm" fo:line-height="100%" fo:margin-top="0cm" style:writing-mode="lr-tb"/>
    </style:style>
    <style:style style:name="T3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0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41" style:family="paragraph" style:parent-style-name="Standard">
      <style:paragraph-properties fo:break-before="auto" fo:text-indent="0cm" fo:line-height="100%" fo:margin-top="0cm" style:writing-mode="lr-tb"/>
    </style:style>
    <style:style style:name="T41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1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1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fo:margin-top="0cm" fo:margin-left="1.27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43" style:family="paragraph" style:parent-style-name="Standard">
      <style:paragraph-properties fo:break-before="auto" fo:text-indent="0cm" fo:line-height="100%" fo:margin-top="0cm" style:writing-mode="lr-tb"/>
    </style:style>
    <style:style style:name="T4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00%" fo:margin-top="0cm" style:writing-mode="lr-tb"/>
    </style:style>
    <style:style style:name="T4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00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6" style:family="paragraph" style:parent-style-name="Standard">
      <style:paragraph-properties fo:text-align="justify" fo:break-before="auto" fo:line-height="100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48" style:family="paragraph" style:parent-style-name="Standard">
      <style:paragraph-properties fo:break-before="auto" fo:text-indent="0cm" fo:line-height="100%" fo:margin-top="0cm" style:writing-mode="lr-tb"/>
    </style:style>
    <style:style style:name="T4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00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line-height="100%" fo:margin-top="0cm" style:writing-mode="lr-tb"/>
    </style:style>
    <style:style style:name="T5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1" style:family="paragraph" style:parent-style-name="Standard">
      <style:paragraph-properties fo:text-align="justify" fo:break-before="auto" fo:line-height="100%" fo:margin-top="0cm" style:writing-mode="lr-tb"/>
    </style:style>
    <style:style style:name="T5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2" style:family="paragraph" style:parent-style-name="Standard">
      <style:paragraph-properties fo:text-align="justify" fo:break-before="auto" fo:text-indent="0cm" fo:line-height="100%" fo:margin-top="0.176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3" style:family="paragraph" style:parent-style-name="Standard">
      <style:paragraph-properties fo:break-before="auto" fo:text-indent="0cm" fo:line-height="100%" fo:margin-top="0cm" style:writing-mode="lr-tb"/>
    </style:style>
    <style:style style:name="T53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3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3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5" style:family="paragraph" style:parent-style-name="Standard">
      <style:paragraph-properties fo:break-before="auto" fo:text-indent="0cm" fo:line-height="100%" fo:margin-top="0cm" style:writing-mode="lr-tb"/>
    </style:style>
    <style:style style:name="T5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00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7" style:family="paragraph" style:parent-style-name="Standard">
      <style:paragraph-properties fo:text-align="justify" fo:break-before="auto" fo:line-height="100%" fo:margin-top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8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9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60" style:family="paragraph" style:parent-style-name="Standard">
      <style:paragraph-properties fo:break-before="auto" fo:text-indent="0cm" fo:line-height="100%" fo:margin-top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00%" fo:margin-top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00%" fo:margin-top="0cm" style:writing-mode="lr-tb"/>
    </style:style>
    <style:style style:name="T6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3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64" style:family="paragraph" style:parent-style-name="Standard">
      <style:paragraph-properties fo:break-before="auto" fo:text-indent="0cm" fo:line-height="100%" fo:margin-top="0cm" style:writing-mode="lr-tb"/>
    </style:style>
    <style:style style:name="T64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4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4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5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66" style:family="paragraph" style:parent-style-name="Standard">
      <style:paragraph-properties fo:break-before="auto" fo:text-indent="0cm" fo:line-height="100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line-height="100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9" style:family="paragraph" style:parent-style-name="Standard">
      <style:paragraph-properties fo:text-align="justify" fo:break-before="auto" fo:line-height="100%" fo:margin-top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text-align="justify" fo:break-before="auto" fo:line-height="100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72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73" style:family="paragraph" style:parent-style-name="Standard">
      <style:paragraph-properties fo:break-before="auto" fo:text-indent="0cm" fo:line-height="100%" fo:margin-top="0cm" style:writing-mode="lr-tb"/>
    </style:style>
    <style:style style:name="T7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00%" fo:margin-top="0cm" style:writing-mode="lr-tb"/>
    </style:style>
    <style:style style:name="T7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fo:line-height="100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6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77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78" style:family="paragraph" style:parent-style-name="Standard">
      <style:paragraph-properties fo:break-before="auto" fo:text-indent="0cm" fo:line-height="100%" fo:margin-top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00%" fo:margin-top="0cm" style:writing-mode="lr-tb"/>
    </style:style>
    <style:style style:name="T7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line-height="100%" fo:margin-top="0cm" style:writing-mode="lr-tb"/>
    </style:style>
    <style:style style:name="T8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1" style:family="paragraph" style:parent-style-name="Standard">
      <style:paragraph-properties fo:text-align="justify" fo:break-before="auto" fo:line-height="100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83" style:family="paragraph" style:parent-style-name="Standard">
      <style:paragraph-properties fo:break-before="auto" fo:text-indent="0cm" fo:line-height="100%" fo:margin-top="0cm" fo:margin-bottom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84" style:family="paragraph" style:parent-style-name="Standard">
      <style:paragraph-properties fo:break-before="auto" fo:text-indent="0cm" fo:line-height="100%" style:writing-mode="lr-tb"/>
      <style:text-properties fo:color="#000000" style:font-name="Cambria" fo:font-size="12pt" style:font-name-asian="Cambria" style:font-size-asian="12pt" style:font-name-complex="Cambria" style:font-size-complex="12pt"/>
    </style:style>
  </office:automatic-styles>
  <office:body>
    <office:text>
      <text:p text:style-name="P1"><text:span text:style-name="T1_1">Developer</text:span></text:p>
      <text:p text:style-name="P2"/>
      <text:p text:style-name="P3"><text:span text:style-name="T3_1">As</text:span><text:span text:style-name="T3_2"><text:s/></text:span><text:span text:style-name="T3_3">a</text:span><text:span text:style-name="T3_4"><text:s/></text:span><text:span text:style-name="T3_5">developer</text:span><text:span text:style-name="T3_6"><text:s/></text:span><text:span text:style-name="T3_7">you</text:span><text:span text:style-name="T3_8"><text:s/></text:span><text:span text:style-name="T3_9">will</text:span><text:span text:style-name="T3_10"><text:s/></text:span><text:span text:style-name="T3_11">work</text:span><text:span text:style-name="T3_12"><text:s/></text:span><text:span text:style-name="T3_13">within</text:span><text:span text:style-name="T3_14"><text:s/></text:span><text:span text:style-name="T3_15">a</text:span><text:span text:style-name="T3_16"><text:s/></text:span><text:span text:style-name="T3_17">multi</text:span><text:span text:style-name="T3_18">-</text:span><text:span text:style-name="T3_19">disciplinary</text:span><text:span text:style-name="T3_20"><text:s/></text:span><text:span text:style-name="T3_21">team</text:span><text:span text:style-name="T3_22"><text:s/></text:span><text:span text:style-name="T3_23">of</text:span><text:span text:style-name="T3_24"><text:s/></text:span><text:span text:style-name="T3_25">developers</text:span><text:span text:style-name="T3_26">,<text:s/></text:span><text:span text:style-name="T3_27">designers</text:span><text:span text:style-name="T3_28">,<text:s/></text:span><text:span text:style-name="T3_29">editors</text:span><text:span text:style-name="T3_30">,<text:s/></text:span><text:span text:style-name="T3_31">analysts</text:span><text:span text:style-name="T3_32"><text:s/></text:span><text:span text:style-name="T3_33">focussed</text:span><text:span text:style-name="T3_34"><text:s/></text:span><text:span text:style-name="T3_35">on</text:span><text:span text:style-name="T3_36"><text:s/></text:span><text:span text:style-name="T3_37">one</text:span><text:span text:style-name="T3_38"><text:s/></text:span><text:span text:style-name="T3_39">or</text:span><text:span text:style-name="T3_40"><text:s/></text:span><text:span text:style-name="T3_41">more</text:span><text:span text:style-name="T3_42"><text:s/></text:span><text:span text:style-name="T3_43">products</text:span><text:span text:style-name="T3_44"><text:s/></text:span><text:span text:style-name="T3_45">or</text:span><text:span text:style-name="T3_46"><text:s/></text:span><text:span text:style-name="T3_47">projects</text:span><text:span text:style-name="T3_48">.</text:span></text:p>
      <text:p text:style-name="P4"/>
      <text:p text:style-name="P5"><text:span text:style-name="T5_1">Day</text:span><text:span text:style-name="T5_2">-</text:span><text:span text:style-name="T5_3">to</text:span><text:span text:style-name="T5_4">-</text:span><text:span text:style-name="T5_5">day</text:span><text:span text:style-name="T5_6"><text:s/></text:span><text:span text:style-name="T5_7">you</text:span><text:span text:style-name="T5_8"><text:s/></text:span><text:span text:style-name="T5_9">will</text:span><text:span text:style-name="T5_10"><text:s/></text:span><text:span text:style-name="T5_11">be</text:span><text:span text:style-name="T5_12"><text:s/></text:span><text:span text:style-name="T5_13">responsible</text:span><text:span text:style-name="T5_14"><text:s/></text:span><text:span text:style-name="T5_15">for</text:span><text:span text:style-name="T5_16"><text:s/></text:span><text:span text:style-name="T5_17">working</text:span><text:span text:style-name="T5_18"><text:s/></text:span><text:span text:style-name="T5_19">with</text:span><text:span text:style-name="T5_20"><text:s/></text:span><text:span text:style-name="T5_21">that</text:span><text:span text:style-name="T5_22"><text:s/></text:span><text:span text:style-name="T5_23">team</text:span><text:span text:style-name="T5_24"><text:s/></text:span><text:span text:style-name="T5_25">to</text:span><text:span text:style-name="T5_26"><text:s/></text:span><text:span text:style-name="T5_27">design</text:span><text:span text:style-name="T5_28">,<text:s/></text:span><text:span text:style-name="T5_29">create</text:span><text:span text:style-name="T5_30"><text:s/></text:span><text:span text:style-name="T5_31">and</text:span><text:span text:style-name="T5_32"><text:s/></text:span><text:span text:style-name="T5_33">improve</text:span><text:span text:style-name="T5_34"><text:s/></text:span><text:span text:style-name="T5_35">new</text:span><text:span text:style-name="T5_36"><text:s/></text:span><text:span text:style-name="T5_37">and</text:span><text:span text:style-name="T5_38"><text:s/></text:span><text:span text:style-name="T5_39">existing</text:span><text:span text:style-name="T5_40"><text:s/></text:span><text:span text:style-name="T5_41">products</text:span><text:span text:style-name="T5_42">,<text:s/></text:span><text:span text:style-name="T5_43">platforms</text:span><text:span text:style-name="T5_44"><text:s/></text:span><text:span text:style-name="T5_45">and</text:span><text:span text:style-name="T5_46"><text:s/></text:span><text:span text:style-name="T5_47">transactions</text:span><text:span text:style-name="T5_48"><text:s/></text:span><text:span text:style-name="T5_49">across</text:span><text:span text:style-name="T5_50"><text:s/></text:span><text:span text:style-name="T5_51">government</text:span><text:span text:style-name="T5_52">.</text:span></text:p>
      <text:p text:style-name="P6"/>
      <text:p text:style-name="P7"><text:span text:style-name="T7_1">The</text:span><text:span text:style-name="T7_2"><text:s/></text:span><text:span text:style-name="T7_3">main</text:span><text:span text:style-name="T7_4"><text:s/></text:span><text:span text:style-name="T7_5">responsibilities</text:span><text:span text:style-name="T7_6"><text:s/></text:span><text:span text:style-name="T7_7">of</text:span><text:span text:style-name="T7_8"><text:s/></text:span><text:span text:style-name="T7_9">the</text:span><text:span text:style-name="T7_10"><text:s/></text:span><text:span text:style-name="T7_11">post</text:span><text:span text:style-name="T7_12"><text:s/></text:span><text:span text:style-name="T7_13">are</text:span><text:span text:style-name="T7_14">:</text:span></text:p>
      <text:list text:style-name="LS1" xml:id="list0">
        <text:list-item>
          <text:p text:style-name="P8"><text:span text:style-name="T8_1">Building</text:span><text:span text:style-name="T8_2"><text:s/></text:span><text:span text:style-name="T8_3">web</text:span><text:span text:style-name="T8_4"><text:s/></text:span><text:span text:style-name="T8_5">and</text:span><text:span text:style-name="T8_6"><text:s/></text:span><text:span text:style-name="T8_7">mobile</text:span><text:span text:style-name="T8_8"><text:s/></text:span><text:span text:style-name="T8_9">products</text:span><text:span text:style-name="T8_10"><text:s/></text:span><text:span text:style-name="T8_11">to</text:span><text:span text:style-name="T8_12"><text:s/></text:span><text:span text:style-name="T8_13">serve</text:span><text:span text:style-name="T8_14"><text:s/></text:span><text:span text:style-name="T8_15">a</text:span><text:span text:style-name="T8_16"><text:s/></text:span><text:span text:style-name="T8_17">variety</text:span><text:span text:style-name="T8_18"><text:s/></text:span><text:span text:style-name="T8_19">of</text:span><text:span text:style-name="T8_20"><text:s/></text:span><text:span text:style-name="T8_21">citizens</text:span><text:span text:style-name="T8_22">'<text:s/></text:span><text:span text:style-name="T8_23">needs</text:span><text:span text:style-name="T8_24">.</text:span></text:p>
        </text:list-item>
        <text:list-item>
          <text:p text:style-name="P9"><text:span text:style-name="T9_1">Implementing</text:span><text:span text:style-name="T9_2"><text:s/></text:span><text:span text:style-name="T9_3">APIs</text:span><text:span text:style-name="T9_4"><text:s/></text:span><text:span text:style-name="T9_5">for</text:span><text:span text:style-name="T9_6"><text:s/></text:span><text:span text:style-name="T9_7">internal</text:span><text:span text:style-name="T9_8"><text:s/></text:span><text:span text:style-name="T9_9">and</text:span><text:span text:style-name="T9_10"><text:s/></text:span><text:span text:style-name="T9_11">external</text:span><text:span text:style-name="T9_12"><text:s/></text:span><text:span text:style-name="T9_13">use</text:span><text:span text:style-name="T9_14">.</text:span></text:p>
        </text:list-item>
        <text:list-item>
          <text:p text:style-name="P10"><text:span text:style-name="T10_1">Building</text:span><text:span text:style-name="T10_2"><text:s/></text:span><text:span text:style-name="T10_3">up</text:span><text:span text:style-name="T10_4"><text:s/></text:span><text:span text:style-name="T10_5">a</text:span><text:span text:style-name="T10_6"><text:s/></text:span><text:span text:style-name="T10_7">useful</text:span><text:span text:style-name="T10_8">,<text:s/></text:span><text:span text:style-name="T10_9">robust</text:span><text:span text:style-name="T10_10"><text:s/></text:span><text:span text:style-name="T10_11">automated</text:span><text:span text:style-name="T10_12"><text:s/></text:span><text:span text:style-name="T10_13">test</text:span><text:span text:style-name="T10_14"><text:s/></text:span><text:span text:style-name="T10_15">suite</text:span><text:span text:style-name="T10_16"><text:s/></text:span><text:span text:style-name="T10_17">to</text:span><text:span text:style-name="T10_18"><text:s/></text:span><text:span text:style-name="T10_19">support</text:span><text:span text:style-name="T10_20"><text:s/></text:span><text:span text:style-name="T10_21">a</text:span><text:span text:style-name="T10_22"><text:s/></text:span><text:span text:style-name="T10_23">Continuous</text:span><text:span text:style-name="T10_24"><text:s/></text:span><text:span text:style-name="T10_25">Deployment</text:span><text:span text:style-name="T10_26"><text:s/></text:span><text:span text:style-name="T10_27">environment</text:span><text:span text:style-name="T10_28">.</text:span></text:p>
        </text:list-item>
        <text:list-item>
          <text:p text:style-name="P11"><text:span text:style-name="T11_1">Being</text:span><text:span text:style-name="T11_2"><text:s/></text:span><text:span text:style-name="T11_3">involved</text:span><text:span text:style-name="T11_4"><text:s/></text:span><text:span text:style-name="T11_5">in</text:span><text:span text:style-name="T11_6"><text:s/></text:span><text:span text:style-name="T11_7">the</text:span><text:span text:style-name="T11_8"><text:s/></text:span><text:span text:style-name="T11_9">wider</text:span><text:span text:style-name="T11_10"><text:s/></text:span><text:span text:style-name="T11_11">web</text:span><text:span text:style-name="T11_12"><text:s/></text:span><text:span text:style-name="T11_13">development</text:span><text:span text:style-name="T11_14"><text:s/></text:span><text:span text:style-name="T11_15">community</text:span><text:span text:style-name="T11_16">,<text:s/></text:span><text:span text:style-name="T11_17">identifying</text:span><text:span text:style-name="T11_18"><text:s/></text:span><text:span text:style-name="T11_19">good</text:span><text:span text:style-name="T11_20"><text:s/></text:span><text:span text:style-name="T11_21">practices</text:span><text:span text:style-name="T11_22"><text:s/></text:span><text:span text:style-name="T11_23">we</text:span><text:span text:style-name="T11_24"><text:s/></text:span><text:span text:style-name="T11_25">can</text:span><text:span text:style-name="T11_26"><text:s/></text:span><text:span text:style-name="T11_27">adopt</text:span><text:span text:style-name="T11_28"><text:s/></text:span><text:span text:style-name="T11_29">and</text:span><text:span text:style-name="T11_30"><text:s/></text:span><text:span text:style-name="T11_31">sharing</text:span><text:span text:style-name="T11_32"><text:s/></text:span><text:span text:style-name="T11_33">our</text:span><text:span text:style-name="T11_34"><text:s/></text:span><text:span text:style-name="T11_35">experiences</text:span><text:span text:style-name="T11_36">.</text:span></text:p>
        </text:list-item>
        <text:list-item>
          <text:p text:style-name="P12"><text:span text:style-name="T12_1">Sharing</text:span><text:span text:style-name="T12_2"><text:s/></text:span><text:span text:style-name="T12_3">knowledge</text:span><text:span text:style-name="T12_4"><text:s/></text:span><text:span text:style-name="T12_5">of</text:span><text:span text:style-name="T12_6"><text:s/></text:span><text:span text:style-name="T12_7">tools</text:span><text:span text:style-name="T12_8"><text:s/></text:span><text:span text:style-name="T12_9">and</text:span><text:span text:style-name="T12_10"><text:s/></text:span><text:span text:style-name="T12_11">techniques</text:span><text:span text:style-name="T12_12"><text:s/></text:span><text:span text:style-name="T12_13">with</text:span><text:span text:style-name="T12_14"><text:s/></text:span><text:span text:style-name="T12_15">the</text:span><text:span text:style-name="T12_16"><text:s/></text:span><text:span text:style-name="T12_17">wider</text:span><text:span text:style-name="T12_18"><text:s/></text:span><text:span text:style-name="T12_19">team</text:span><text:span text:style-name="T12_20">,<text:s/></text:span><text:span text:style-name="T12_21">both</text:span><text:span text:style-name="T12_22"><text:s/></text:span><text:span text:style-name="T12_23">developers</text:span><text:span text:style-name="T12_24"><text:s/></text:span><text:span text:style-name="T12_25">and</text:span><text:span text:style-name="T12_26"><text:s/></text:span><text:span text:style-name="T12_27">non</text:span><text:span text:style-name="T12_28">-</text:span><text:span text:style-name="T12_29">developers</text:span></text:p>
        </text:list-item>
        <text:list-item>
          <text:p text:style-name="P13"><text:span text:style-name="T13_1">Taking</text:span><text:span text:style-name="T13_2"><text:s/></text:span><text:span text:style-name="T13_3">part</text:span><text:span text:style-name="T13_4"><text:s/></text:span><text:span text:style-name="T13_5">in</text:span><text:span text:style-name="T13_6"><text:s/>2</text:span><text:span text:style-name="T13_7">nd</text:span><text:span text:style-name="T13_8">-</text:span><text:span text:style-name="T13_9">line</text:span><text:span text:style-name="T13_10"><text:s/></text:span><text:span text:style-name="T13_11">support</text:span><text:span text:style-name="T13_12"><text:s/></text:span><text:span text:style-name="T13_13">of</text:span><text:span text:style-name="T13_14"><text:s/></text:span><text:span text:style-name="T13_15">applications</text:span><text:span text:style-name="T13_16"><text:s/></text:span><text:span text:style-name="T13_17">and</text:span><text:span text:style-name="T13_18"><text:s/></text:span><text:span text:style-name="T13_19">platforms</text:span><text:span text:style-name="T13_20">,<text:s/></text:span><text:span text:style-name="T13_21">including</text:span><text:span text:style-name="T13_22"><text:s/></text:span><text:span text:style-name="T13_23">occasional</text:span><text:span text:style-name="T13_24"><text:s/></text:span><text:span text:style-name="T13_25">support</text:span><text:span text:style-name="T13_26"><text:s/></text:span><text:span text:style-name="T13_27">outside</text:span><text:span text:style-name="T13_28"><text:s/></text:span><text:span text:style-name="T13_29">of</text:span><text:span text:style-name="T13_30"><text:s/></text:span><text:span text:style-name="T13_31">office</text:span><text:span text:style-name="T13_32"><text:s/></text:span><text:span text:style-name="T13_33">hours</text:span></text:p>
        </text:list-item>
      </text:list>
      <text:p text:style-name="P14"/>
      <text:p text:style-name="P15"/>
      <text:p text:style-name="P16"/>
      <text:h text:style-name="P17" text:outline-level="10"><text:span text:style-name="T17_1">PERSON</text:span><text:span text:style-name="T17_2"><text:s/></text:span><text:span text:style-name="T17_3">SPECIFICATION</text:span><text:span text:style-name="T17_4"><text:s/>-<text:s/></text:span><text:span text:style-name="T17_5">COMPETENCES</text:span><text:span text:style-name="T17_6">/</text:span><text:span text:style-name="T17_7">SKILLS</text:span><text:span text:style-name="T17_8"><text:s/></text:span><text:span text:style-name="T17_9">REQUIRED</text:span></text:h>
      <text:p text:style-name="P18"/>
      <text:p text:style-name="P19"/>
      <text:p text:style-name="P20"><text:span text:style-name="T20_1">Specialist</text:span><text:span text:style-name="T20_2"><text:s/></text:span><text:span text:style-name="T20_3">Skills</text:span><text:span text:style-name="T20_4"><text:s/>&amp;<text:s/></text:span><text:span text:style-name="T20_5">Requirements</text:span></text:p>
      <text:p text:style-name="P21"><text:span text:style-name="T21_1">Essential</text:span></text:p>
      <text:list text:style-name="LS2" xml:id="list6">
        <text:list-item>
          <text:p text:style-name="P22"><text:span text:style-name="T22_1">Experience</text:span><text:span text:style-name="T22_2"><text:s/></text:span><text:span text:style-name="T22_3">building</text:span><text:span text:style-name="T22_4"><text:s/></text:span><text:span text:style-name="T22_5">server</text:span><text:span text:style-name="T22_6">-</text:span><text:span text:style-name="T22_7">side</text:span><text:span text:style-name="T22_8"><text:s/></text:span><text:span text:style-name="T22_9">web</text:span><text:span text:style-name="T22_10"><text:s/></text:span><text:span text:style-name="T22_11">applications</text:span><text:span text:style-name="T22_12"><text:s/></text:span><text:span text:style-name="T22_13">and</text:span><text:span text:style-name="T22_14"><text:s/></text:span><text:span text:style-name="T22_15">detailed</text:span><text:span text:style-name="T22_16"><text:s/></text:span><text:span text:style-name="T22_17">knowledge</text:span><text:span text:style-name="T22_18"><text:s/></text:span><text:span text:style-name="T22_19">of</text:span><text:span text:style-name="T22_20"><text:s/></text:span><text:span text:style-name="T22_21">at</text:span><text:span text:style-name="T22_22"><text:s/></text:span><text:span text:style-name="T22_23">least</text:span><text:span text:style-name="T22_24"><text:s/></text:span><text:span text:style-name="T22_25">one</text:span><text:span text:style-name="T22_26"><text:s/></text:span><text:span text:style-name="T22_27">programming</text:span><text:span text:style-name="T22_28"><text:s/></text:span><text:span text:style-name="T22_29">language</text:span><text:span text:style-name="T22_30"><text:s/>(</text:span><text:span text:style-name="T22_31">we</text:span><text:span text:style-name="T22_32"><text:s/></text:span><text:span text:style-name="T22_33">use</text:span><text:span text:style-name="T22_34"><text:s/></text:span><text:span text:style-name="T22_35">a</text:span><text:span text:style-name="T22_36"><text:s/></text:span><text:span text:style-name="T22_37">range</text:span><text:span text:style-name="T22_38"><text:s/></text:span><text:span text:style-name="T22_39">of</text:span><text:span text:style-name="T22_40"><text:s/></text:span><text:span text:style-name="T22_41">languages</text:span><text:span text:style-name="T22_42"><text:s/></text:span><text:span text:style-name="T22_43">including</text:span><text:span text:style-name="T22_44"><text:s/></text:span><text:span text:style-name="T22_45">ruby</text:span><text:span text:style-name="T22_46">,<text:s/></text:span><text:span text:style-name="T22_47">python</text:span><text:span text:style-name="T22_48"><text:s/></text:span><text:span text:style-name="T22_49">and</text:span><text:span text:style-name="T22_50"><text:s/></text:span><text:span text:style-name="T22_51">scala</text:span><text:span text:style-name="T22_52">)<text:s/></text:span><text:span text:style-name="T22_53">and</text:span><text:span text:style-name="T22_54">/</text:span><text:span text:style-name="T22_55">or</text:span><text:span text:style-name="T22_56"><text:s/></text:span><text:span text:style-name="T22_57">detailed</text:span><text:span text:style-name="T22_58"><text:s/></text:span><text:span text:style-name="T22_59">understanding</text:span><text:span text:style-name="T22_60"><text:s/></text:span><text:span text:style-name="T22_61">and</text:span><text:span text:style-name="T22_62"><text:s/></text:span><text:span text:style-name="T22_63">experience</text:span><text:span text:style-name="T22_64"><text:s/></text:span><text:span text:style-name="T22_65">of</text:span><text:span text:style-name="T22_66"><text:s/></text:span><text:span text:style-name="T22_67">front</text:span><text:span text:style-name="T22_68">-</text:span><text:span text:style-name="T22_69">end</text:span><text:span text:style-name="T22_70"><text:s/></text:span><text:span text:style-name="T22_71">web</text:span><text:span text:style-name="T22_72"><text:s/></text:span><text:span text:style-name="T22_73">development</text:span><text:span text:style-name="T22_74"><text:s/>(</text:span><text:span text:style-name="T22_75">HTML</text:span><text:span text:style-name="T22_76">/</text:span><text:span text:style-name="T22_77">CSS</text:span><text:span text:style-name="T22_78">/</text:span><text:span text:style-name="T22_79">JS</text:span><text:span text:style-name="T22_80">)</text:span></text:p>
        </text:list-item>
        <text:list-item>
          <text:p text:style-name="P23"><text:span text:style-name="T23_1">An</text:span><text:span text:style-name="T23_2"><text:s/></text:span><text:span text:style-name="T23_3">ability</text:span><text:span text:style-name="T23_4"><text:s/></text:span><text:span text:style-name="T23_5">to</text:span><text:span text:style-name="T23_6"><text:s/></text:span><text:span text:style-name="T23_7">communicate</text:span><text:span text:style-name="T23_8"><text:s/></text:span><text:span text:style-name="T23_9">technical</text:span><text:span text:style-name="T23_10"><text:s/></text:span><text:span text:style-name="T23_11">concepts</text:span><text:span text:style-name="T23_12"><text:s/></text:span><text:span text:style-name="T23_13">to</text:span><text:span text:style-name="T23_14"><text:s/></text:span><text:span text:style-name="T23_15">a</text:span><text:span text:style-name="T23_16"><text:s/></text:span><text:span text:style-name="T23_17">non</text:span><text:span text:style-name="T23_18">-</text:span><text:span text:style-name="T23_19">technical</text:span><text:span text:style-name="T23_20"><text:s/></text:span><text:span text:style-name="T23_21">audience</text:span></text:p>
        </text:list-item>
        <text:list-item>
          <text:p text:style-name="P24"><text:span text:style-name="T24_1">Experience</text:span><text:span text:style-name="T24_2"><text:s/></text:span><text:span text:style-name="T24_3">working</text:span><text:span text:style-name="T24_4"><text:s/></text:span><text:span text:style-name="T24_5">on</text:span><text:span text:style-name="T24_6"><text:s/></text:span><text:span text:style-name="T24_7">technical</text:span><text:span text:style-name="T24_8"><text:s/></text:span><text:span text:style-name="T24_9">projects</text:span><text:span text:style-name="T24_10"><text:s/></text:span><text:span text:style-name="T24_11">within</text:span><text:span text:style-name="T24_12"><text:s/></text:span><text:span text:style-name="T24_13">a</text:span><text:span text:style-name="T24_14"><text:s/></text:span><text:span text:style-name="T24_15">team</text:span></text:p>
        </text:list-item>
        <text:list-item>
          <text:p text:style-name="P25"><text:span text:style-name="T25_1">Working</text:span><text:span text:style-name="T25_2"><text:s/></text:span><text:span text:style-name="T25_3">knowledge</text:span><text:span text:style-name="T25_4"><text:s/></text:span><text:span text:style-name="T25_5">of</text:span><text:span text:style-name="T25_6"><text:s/></text:span><text:span text:style-name="T25_7">unix</text:span><text:span text:style-name="T25_8">-</text:span><text:span text:style-name="T25_9">like</text:span><text:span text:style-name="T25_10"><text:s/></text:span><text:span text:style-name="T25_11">operating</text:span><text:span text:style-name="T25_12"><text:s/></text:span><text:span text:style-name="T25_13">systems</text:span><text:span text:style-name="T25_14"><text:s/></text:span><text:span text:style-name="T25_15">such</text:span><text:span text:style-name="T25_16"><text:s/></text:span><text:span text:style-name="T25_17">as</text:span><text:span text:style-name="T25_18"><text:s/></text:span><text:span text:style-name="T25_19">Linux</text:span><text:span text:style-name="T25_20"><text:s/></text:span><text:span text:style-name="T25_21">and</text:span><text:span text:style-name="T25_22">/</text:span><text:span text:style-name="T25_23">or</text:span><text:span text:style-name="T25_24"><text:s/></text:span><text:span text:style-name="T25_25">Mac</text:span><text:span text:style-name="T25_26"><text:s/></text:span><text:span text:style-name="T25_27">OS</text:span><text:span text:style-name="T25_28"><text:s/></text:span><text:span text:style-name="T25_29">X</text:span></text:p>
        </text:list-item>
        <text:list-item>
          <text:p text:style-name="P26"><text:span text:style-name="T26_1">Knowledge</text:span><text:span text:style-name="T26_2"><text:s/></text:span><text:span text:style-name="T26_3">of</text:span><text:span text:style-name="T26_4"><text:s/></text:span><text:span text:style-name="T26_5">the</text:span><text:span text:style-name="T26_6"><text:s/></text:span><text:span text:style-name="T26_7">use</text:span><text:span text:style-name="T26_8"><text:s/></text:span><text:span text:style-name="T26_9">of</text:span><text:span text:style-name="T26_10"><text:s/></text:span><text:span text:style-name="T26_11">version</text:span><text:span text:style-name="T26_12"><text:s/></text:span><text:span text:style-name="T26_13">control</text:span><text:span text:style-name="T26_14"><text:s/></text:span><text:span text:style-name="T26_15">systems</text:span><text:span text:style-name="T26_16"><text:s/></text:span><text:span text:style-name="T26_17">such</text:span><text:span text:style-name="T26_18"><text:s/></text:span><text:span text:style-name="T26_19">as</text:span><text:span text:style-name="T26_20"><text:s/></text:span><text:span text:style-name="T26_21">subversion</text:span><text:span text:style-name="T26_22"><text:s/></text:span><text:span text:style-name="T26_23">or</text:span><text:span text:style-name="T26_24"><text:s/></text:span><text:span text:style-name="T26_25">git</text:span></text:p>
        </text:list-item>
        <text:list-item>
          <text:p text:style-name="P27"><text:span text:style-name="T27_1">Ability</text:span><text:span text:style-name="T27_2"><text:s/></text:span><text:span text:style-name="T27_3">to</text:span><text:span text:style-name="T27_4"><text:s/></text:span><text:span text:style-name="T27_5">quickly</text:span><text:span text:style-name="T27_6"><text:s/></text:span><text:span text:style-name="T27_7">research</text:span><text:span text:style-name="T27_8"><text:s/></text:span><text:span text:style-name="T27_9">and</text:span><text:span text:style-name="T27_10"><text:s/></text:span><text:span text:style-name="T27_11">learn</text:span><text:span text:style-name="T27_12"><text:s/></text:span><text:span text:style-name="T27_13">new</text:span><text:span text:style-name="T27_14"><text:s/></text:span><text:span text:style-name="T27_15">programming</text:span><text:span text:style-name="T27_16"><text:s/></text:span><text:span text:style-name="T27_17">tools</text:span><text:span text:style-name="T27_18"><text:s/></text:span><text:span text:style-name="T27_19">and</text:span><text:span text:style-name="T27_20"><text:s/></text:span><text:span text:style-name="T27_21">techniques</text:span></text:p>
        </text:list-item>
      </text:list>
      <text:p text:style-name="P28"/>
      <text:p text:style-name="P29"><text:span text:style-name="T29_1">Desirable</text:span></text:p>
      <text:list text:style-name="LS3" xml:id="list12">
        <text:list-item>
          <text:p text:style-name="P30"><text:span text:style-name="T30_1">Knowledge</text:span><text:span text:style-name="T30_2"><text:s/></text:span><text:span text:style-name="T30_3">of</text:span><text:span text:style-name="T30_4"><text:s/></text:span><text:span text:style-name="T30_5">relational</text:span><text:span text:style-name="T30_6"><text:s/></text:span><text:span text:style-name="T30_7">and</text:span><text:span text:style-name="T30_8"><text:s/></text:span><text:span text:style-name="T30_9">non</text:span><text:span text:style-name="T30_10">-</text:span><text:span text:style-name="T30_11">relational</text:span><text:span text:style-name="T30_12"><text:s/></text:span><text:span text:style-name="T30_13">database</text:span><text:span text:style-name="T30_14"><text:s/></text:span><text:span text:style-name="T30_15">systems</text:span></text:p>
        </text:list-item>
        <text:list-item>
          <text:p text:style-name="P31"><text:span text:style-name="T31_1">System</text:span><text:span text:style-name="T31_2"><text:s/></text:span><text:span text:style-name="T31_3">administration</text:span><text:span text:style-name="T31_4"><text:s/></text:span><text:span text:style-name="T31_5">and</text:span><text:span text:style-name="T31_6"><text:s/></text:span><text:span text:style-name="T31_7">configuration</text:span><text:span text:style-name="T31_8"><text:s/></text:span><text:span text:style-name="T31_9">management</text:span><text:span text:style-name="T31_10"><text:s/></text:span><text:span text:style-name="T31_11">skills</text:span></text:p>
        </text:list-item>
        <text:list-item>
          <text:p text:style-name="P32"><text:span text:style-name="T32_1">Experience</text:span><text:span text:style-name="T32_2"><text:s/></text:span><text:span text:style-name="T32_3">presenting</text:span><text:span text:style-name="T32_4"><text:s/></text:span><text:span text:style-name="T32_5">work</text:span><text:span text:style-name="T32_6"><text:s/></text:span><text:span text:style-name="T32_7">at</text:span><text:span text:style-name="T32_8"><text:s/></text:span><text:span text:style-name="T32_9">user</text:span><text:span text:style-name="T32_10"><text:s/></text:span><text:span text:style-name="T32_11">groups</text:span><text:span text:style-name="T32_12"><text:s/></text:span><text:span text:style-name="T32_13">and</text:span><text:span text:style-name="T32_14"><text:s/></text:span><text:span text:style-name="T32_15">conferences</text:span></text:p>
        </text:list-item>
        <text:list-item>
          <text:p text:style-name="P33"><text:span text:style-name="T33_1">Experience</text:span><text:span text:style-name="T33_2"><text:s/></text:span><text:span text:style-name="T33_3">of</text:span><text:span text:style-name="T33_4"><text:s/></text:span><text:span text:style-name="T33_5">building</text:span><text:span text:style-name="T33_6"><text:s/></text:span><text:span text:style-name="T33_7">and</text:span><text:span text:style-name="T33_8"><text:s/></text:span><text:span text:style-name="T33_9">scaling</text:span><text:span text:style-name="T33_10"><text:s/></text:span><text:span text:style-name="T33_11">high</text:span><text:span text:style-name="T33_12">-</text:span><text:span text:style-name="T33_13">traffic</text:span><text:span text:style-name="T33_14"><text:s/></text:span><text:span text:style-name="T33_15">websites</text:span></text:p>
        </text:list-item>
      </text:list>
      <text:list text:style-name="LS4" xml:id="list16">
        <text:list-item>
          <text:p text:style-name="P34"><text:span text:style-name="T34_1">Understanding</text:span><text:span text:style-name="T34_2"><text:s/></text:span><text:span text:style-name="T34_3">of</text:span><text:span text:style-name="T34_4"><text:s/></text:span><text:span text:style-name="T34_5">the</text:span><text:span text:style-name="T34_6"><text:s/></text:span><text:span text:style-name="T34_7">use</text:span><text:span text:style-name="T34_8"><text:s/></text:span><text:span text:style-name="T34_9">of</text:span><text:span text:style-name="T34_10"><text:s/></text:span><text:span text:style-name="T34_11">Responsive</text:span><text:span text:style-name="T34_12"><text:s/></text:span><text:span text:style-name="T34_13">Web</text:span><text:span text:style-name="T34_14"><text:s/></text:span><text:span text:style-name="T34_15">Design</text:span></text:p>
        </text:list-item>
        <text:list-item>
          <text:p text:style-name="P35"><text:span text:style-name="T35_1">Experience</text:span><text:span text:style-name="T35_2"><text:s/></text:span><text:span text:style-name="T35_3">of</text:span><text:span text:style-name="T35_4"><text:s/></text:span><text:span text:style-name="T35_5">working</text:span><text:span text:style-name="T35_6"><text:s/></text:span><text:span text:style-name="T35_7">with</text:span><text:span text:style-name="T35_8"><text:s/></text:span><text:span text:style-name="T35_9">JavaScript</text:span><text:span text:style-name="T35_10"><text:s/></text:span><text:span text:style-name="T35_11">libraries</text:span><text:span text:style-name="T35_12"><text:s/></text:span><text:span text:style-name="T35_13">to</text:span><text:span text:style-name="T35_14"><text:s/></text:span><text:span text:style-name="T35_15">produce</text:span><text:span text:style-name="T35_16"><text:s/></text:span><text:span text:style-name="T35_17">data</text:span><text:span text:style-name="T35_18"><text:s/></text:span><text:span text:style-name="T35_19">visualizations</text:span></text:p>
        </text:list-item>
        <text:list-item>
          <text:p text:style-name="P36"><text:span text:style-name="T36_1">Experience</text:span><text:span text:style-name="T36_2"><text:s/></text:span><text:span text:style-name="T36_3">of</text:span><text:span text:style-name="T36_4"><text:s/></text:span><text:span text:style-name="T36_5">designing</text:span><text:span text:style-name="T36_6"><text:s/></text:span><text:span text:style-name="T36_7">and</text:span><text:span text:style-name="T36_8"><text:s/></text:span><text:span text:style-name="T36_9">maintaining</text:span><text:span text:style-name="T36_10"><text:s/></text:span><text:span text:style-name="T36_11">public</text:span><text:span text:style-name="T36_12"><text:s/></text:span><text:span text:style-name="T36_13">HTTP</text:span><text:span text:style-name="T36_14"><text:s/></text:span><text:span text:style-name="T36_15">APIs</text:span></text:p>
        </text:list-item>
        <text:list-item>
          <text:p text:style-name="P37"><text:span text:style-name="T37_1">Experience</text:span><text:span text:style-name="T37_2"><text:s/></text:span><text:span text:style-name="T37_3">of</text:span><text:span text:style-name="T37_4"><text:s/></text:span><text:span text:style-name="T37_5">handling</text:span><text:span text:style-name="T37_6"><text:s/></text:span><text:span text:style-name="T37_7">large</text:span><text:span text:style-name="T37_8"><text:s/></text:span><text:span text:style-name="T37_9">data</text:span><text:span text:style-name="T37_10"><text:s/></text:span><text:span text:style-name="T37_11">sets</text:span><text:span text:style-name="T37_12"><text:s/></text:span><text:span text:style-name="T37_13">and</text:span><text:span text:style-name="T37_14"><text:s/></text:span><text:span text:style-name="T37_15">scaling</text:span><text:span text:style-name="T37_16"><text:s/></text:span><text:span text:style-name="T37_17">their</text:span><text:span text:style-name="T37_18"><text:s/></text:span><text:span text:style-name="T37_19">handling</text:span><text:span text:style-name="T37_20"><text:s/></text:span><text:span text:style-name="T37_21">and</text:span><text:span text:style-name="T37_22"><text:s/></text:span><text:span text:style-name="T37_23">storage</text:span><text:span text:style-name="T37_24"><text:s/></text:span></text:p>
        </text:list-item>
      </text:list>
      <text:p text:style-name="P38"/>
      <text:p text:style-name="P39"><text:span text:style-name="T39_1">In</text:span><text:span text:style-name="T39_2"><text:s/></text:span><text:span text:style-name="T39_3">addition</text:span><text:span text:style-name="T39_4"><text:s/></text:span><text:span text:style-name="T39_5">to</text:span><text:span text:style-name="T39_6"><text:s/></text:span><text:span text:style-name="T39_7">the</text:span><text:span text:style-name="T39_8"><text:s/></text:span><text:span text:style-name="T39_9">specialist</text:span><text:span text:style-name="T39_10"><text:s/></text:span><text:span text:style-name="T39_11">skills</text:span><text:span text:style-name="T39_12"><text:s/></text:span><text:span text:style-name="T39_13">listed</text:span><text:span text:style-name="T39_14"><text:s/></text:span><text:span text:style-name="T39_15">above</text:span><text:span text:style-name="T39_16"><text:s/></text:span><text:span text:style-name="T39_17">successful</text:span><text:span text:style-name="T39_18"><text:s/></text:span><text:span text:style-name="T39_19">candidates</text:span><text:span text:style-name="T39_20"><text:s/></text:span><text:span text:style-name="T39_21">will</text:span><text:span text:style-name="T39_22"><text:s/></text:span><text:span text:style-name="T39_23">need</text:span><text:span text:style-name="T39_24"><text:s/></text:span><text:span text:style-name="T39_25">to</text:span><text:span text:style-name="T39_26"><text:s/></text:span><text:span text:style-name="T39_27">demonstrate</text:span><text:span text:style-name="T39_28"><text:s/></text:span><text:span text:style-name="T39_29">broad</text:span><text:span text:style-name="T39_30"><text:s/></text:span><text:span text:style-name="T39_31">competencies</text:span><text:span text:style-name="T39_32"><text:s/></text:span><text:span text:style-name="T39_33">as</text:span><text:span text:style-name="T39_34"><text:s/></text:span><text:span text:style-name="T39_35">below</text:span><text:span text:style-name="T39_36">.<text:s/></text:span></text:p>
      <text:p text:style-name="P40"/>
      <text:p text:style-name="P41"><text:span text:style-name="T41_1">SETTING</text:span><text:span text:style-name="T41_2"><text:s/></text:span><text:span text:style-name="T41_3">DIRECTION</text:span></text:p>
      <text:p text:style-name="P42"/>
      <text:p text:style-name="P43"><text:span text:style-name="T43_1">Changing</text:span><text:span text:style-name="T43_2"><text:s/></text:span><text:span text:style-name="T43_3">and</text:span><text:span text:style-name="T43_4"><text:s/></text:span><text:span text:style-name="T43_5">Improving</text:span></text:p>
      <text:p text:style-name="P44"><text:span text:style-name="T44_1">Essential</text:span></text:p>
      <text:list text:style-name="LS5" xml:id="list20">
        <text:list-item>
          <text:p text:style-name="P45"><text:span text:style-name="T45_1">Encourage</text:span><text:span text:style-name="T45_2"><text:s/></text:span><text:span text:style-name="T45_3">a</text:span><text:span text:style-name="T45_4"><text:s/></text:span><text:span text:style-name="T45_5">culture</text:span><text:span text:style-name="T45_6"><text:s/></text:span><text:span text:style-name="T45_7">of</text:span><text:span text:style-name="T45_8"><text:s/></text:span><text:span text:style-name="T45_9">innovation</text:span><text:span text:style-name="T45_10"><text:s/></text:span><text:span text:style-name="T45_11">focused</text:span><text:span text:style-name="T45_12"><text:s/></text:span><text:span text:style-name="T45_13">on</text:span><text:span text:style-name="T45_14"><text:s/></text:span><text:span text:style-name="T45_15">adding</text:span><text:span text:style-name="T45_16"><text:s/></text:span><text:span text:style-name="T45_17">value</text:span></text:p>
        </text:list-item>
        <text:list-item>
          <text:p text:style-name="P46"><text:span text:style-name="T46_1">Spot</text:span><text:span text:style-name="T46_2"><text:s/></text:span><text:span text:style-name="T46_3">warning</text:span><text:span text:style-name="T46_4"><text:s/></text:span><text:span text:style-name="T46_5">signs</text:span><text:span text:style-name="T46_6"><text:s/></text:span><text:span text:style-name="T46_7">of</text:span><text:span text:style-name="T46_8"><text:s/></text:span><text:span text:style-name="T46_9">things</text:span><text:span text:style-name="T46_10"><text:s/></text:span><text:span text:style-name="T46_11">going</text:span><text:span text:style-name="T46_12"><text:s/></text:span><text:span text:style-name="T46_13">wrong</text:span><text:span text:style-name="T46_14"><text:s/></text:span><text:span text:style-name="T46_15">and</text:span><text:span text:style-name="T46_16"><text:s/></text:span><text:span text:style-name="T46_17">provide</text:span><text:span text:style-name="T46_18"><text:s/></text:span><text:span text:style-name="T46_19">a</text:span><text:span text:style-name="T46_20"><text:s/></text:span><text:span text:style-name="T46_21">decisive</text:span><text:span text:style-name="T46_22"><text:s/></text:span><text:span text:style-name="T46_23">response</text:span><text:span text:style-name="T46_24"><text:s/></text:span><text:span text:style-name="T46_25">to</text:span><text:span text:style-name="T46_26"><text:s/></text:span><text:span text:style-name="T46_27">significant</text:span><text:span text:style-name="T46_28"><text:s/></text:span><text:span text:style-name="T46_29">delivery</text:span><text:span text:style-name="T46_30"><text:s/></text:span><text:span text:style-name="T46_31">challenges</text:span></text:p>
        </text:list-item>
      </text:list>
      <text:p text:style-name="P47"/>
      <text:p text:style-name="P48"><text:span text:style-name="T48_1">Making</text:span><text:span text:style-name="T48_2"><text:s/></text:span><text:span text:style-name="T48_3">Effective</text:span><text:span text:style-name="T48_4"><text:s/></text:span><text:span text:style-name="T48_5">Decisions</text:span></text:p>
      <text:p text:style-name="P49"><text:span text:style-name="T49_1">Essential</text:span></text:p>
      <text:list text:style-name="LS6" xml:id="list22">
        <text:list-item>
          <text:p text:style-name="P50"><text:span text:style-name="T50_1">Weigh</text:span><text:span text:style-name="T50_2"><text:s/></text:span><text:span text:style-name="T50_3">up</text:span><text:span text:style-name="T50_4"><text:s/></text:span><text:span text:style-name="T50_5">data</text:span><text:span text:style-name="T50_6"><text:s/></text:span><text:span text:style-name="T50_7">from</text:span><text:span text:style-name="T50_8"><text:s/></text:span><text:span text:style-name="T50_9">various</text:span><text:span text:style-name="T50_10"><text:s/></text:span><text:span text:style-name="T50_11">sources</text:span><text:span text:style-name="T50_12">,<text:s/></text:span><text:span text:style-name="T50_13">recognising</text:span><text:span text:style-name="T50_14"><text:s/></text:span><text:span text:style-name="T50_15">when</text:span><text:span text:style-name="T50_16"><text:s/></text:span><text:span text:style-name="T50_17">to</text:span><text:span text:style-name="T50_18"><text:s/></text:span><text:span text:style-name="T50_19">bring</text:span><text:span text:style-name="T50_20"><text:s/></text:span><text:span text:style-name="T50_21">in</text:span><text:span text:style-name="T50_22"><text:s/></text:span><text:span text:style-name="T50_23">experts</text:span><text:span text:style-name="T50_24">/</text:span><text:span text:style-name="T50_25">researchers</text:span><text:span text:style-name="T50_26"><text:s/></text:span><text:span text:style-name="T50_27">to</text:span><text:span text:style-name="T50_28"><text:s/></text:span><text:span text:style-name="T50_29">add</text:span><text:span text:style-name="T50_30"><text:s/></text:span><text:span text:style-name="T50_31">to</text:span><text:span text:style-name="T50_32"><text:s/></text:span><text:span text:style-name="T50_33">available</text:span><text:span text:style-name="T50_34"><text:s/></text:span><text:span text:style-name="T50_35">information</text:span></text:p>
        </text:list-item>
        <text:list-item>
          <text:p text:style-name="P51"><text:span text:style-name="T51_1">Identify</text:span><text:span text:style-name="T51_2"><text:s/></text:span><text:span text:style-name="T51_3">the</text:span><text:span text:style-name="T51_4"><text:s/></text:span><text:span text:style-name="T51_5">main</text:span><text:span text:style-name="T51_6"><text:s/></text:span><text:span text:style-name="T51_7">issues</text:span><text:span text:style-name="T51_8"><text:s/></text:span><text:span text:style-name="T51_9">in</text:span><text:span text:style-name="T51_10"><text:s/></text:span><text:span text:style-name="T51_11">complex</text:span><text:span text:style-name="T51_12"><text:s/></text:span><text:span text:style-name="T51_13">problems</text:span><text:span text:style-name="T51_14">,<text:s/></text:span><text:span text:style-name="T51_15">clarify</text:span><text:span text:style-name="T51_16"><text:s/></text:span><text:span text:style-name="T51_17">understanding</text:span><text:span text:style-name="T51_18"><text:s/></text:span><text:span text:style-name="T51_19">or</text:span><text:span text:style-name="T51_20"><text:s/></text:span><text:span text:style-name="T51_21">stakeholder</text:span><text:span text:style-name="T51_22"><text:s/></text:span><text:span text:style-name="T51_23">expectations</text:span><text:span text:style-name="T51_24"><text:s/></text:span><text:span text:style-name="T51_25">to</text:span><text:span text:style-name="T51_26"><text:s/></text:span><text:span text:style-name="T51_27">seek</text:span><text:span text:style-name="T51_28"><text:s/></text:span><text:span text:style-name="T51_29">best</text:span><text:span text:style-name="T51_30"><text:s/></text:span><text:span text:style-name="T51_31">option</text:span></text:p>
        </text:list-item>
      </text:list>
      <text:p text:style-name="P52"/>
      <text:p text:style-name="P53"><text:span text:style-name="T53_1">DELIVERING</text:span><text:span text:style-name="T53_2"><text:s/></text:span><text:span text:style-name="T53_3">RESULTS</text:span></text:p>
      <text:p text:style-name="P54"/>
      <text:p text:style-name="P55"><text:span text:style-name="T55_1">Managing</text:span><text:span text:style-name="T55_2"><text:s/></text:span><text:span text:style-name="T55_3">a</text:span><text:span text:style-name="T55_4"><text:s/></text:span><text:span text:style-name="T55_5">Quality</text:span><text:span text:style-name="T55_6"><text:s/></text:span><text:span text:style-name="T55_7">Service</text:span></text:p>
      <text:p text:style-name="P56"><text:span text:style-name="T56_1">Essential</text:span></text:p>
      <text:list text:style-name="LS7" xml:id="list24">
        <text:list-item>
          <text:p text:style-name="P57"><text:span text:style-name="T57_1">Ensure</text:span><text:span text:style-name="T57_2"><text:s/></text:span><text:span text:style-name="T57_3">the</text:span><text:span text:style-name="T57_4"><text:s/></text:span><text:span text:style-name="T57_5">service</text:span><text:span text:style-name="T57_6"><text:s/></text:span><text:span text:style-name="T57_7">offer</text:span><text:span text:style-name="T57_8"><text:s/></text:span><text:span text:style-name="T57_9">thoroughly</text:span><text:span text:style-name="T57_10"><text:s/></text:span><text:span text:style-name="T57_11">considers</text:span><text:span text:style-name="T57_12"><text:s/></text:span><text:span text:style-name="T57_13">customers</text:span><text:span text:style-name="T57_14"><text:s/></text:span><text:span text:style-name="T57_15">needs</text:span><text:span text:style-name="T57_16"><text:s/></text:span><text:span text:style-name="T57_17">and</text:span><text:span text:style-name="T57_18"><text:s/></text:span><text:span text:style-name="T57_19">a</text:span><text:span text:style-name="T57_20"><text:s/></text:span><text:span text:style-name="T57_21">broad</text:span><text:span text:style-name="T57_22"><text:s/></text:span><text:span text:style-name="T57_23">range</text:span><text:span text:style-name="T57_24"><text:s/></text:span><text:span text:style-name="T57_25">of</text:span><text:span text:style-name="T57_26"><text:s/></text:span><text:span text:style-name="T57_27">available</text:span><text:span text:style-name="T57_28"><text:s/></text:span><text:span text:style-name="T57_29">methods</text:span><text:span text:style-name="T57_30"><text:s/></text:span><text:span text:style-name="T57_31">to</text:span><text:span text:style-name="T57_32"><text:s/></text:span><text:span text:style-name="T57_33">meet</text:span><text:span text:style-name="T57_34"><text:s/></text:span><text:span text:style-name="T57_35">this</text:span><text:span text:style-name="T57_36">,<text:s/></text:span><text:span text:style-name="T57_37">including</text:span><text:span text:style-name="T57_38"><text:s/></text:span><text:span text:style-name="T57_39">new</text:span><text:span text:style-name="T57_40"><text:s/></text:span><text:span text:style-name="T57_41">technology</text:span><text:span text:style-name="T57_42"><text:s/></text:span><text:span text:style-name="T57_43">where</text:span><text:span text:style-name="T57_44"><text:s/></text:span><text:span text:style-name="T57_45">relevant</text:span></text:p>
        </text:list-item>
      </text:list>
      <text:p text:style-name="P58"/>
      <text:p text:style-name="P59"/>
      <text:p text:style-name="P60"><text:span text:style-name="T60_1">Delivering</text:span><text:span text:style-name="T60_2"><text:s/></text:span><text:span text:style-name="T60_3">at</text:span><text:span text:style-name="T60_4"><text:s/></text:span><text:span text:style-name="T60_5">Pace</text:span></text:p>
      <text:p text:style-name="P61"><text:span text:style-name="T61_1">Essential</text:span></text:p>
      <text:list text:style-name="LS8" xml:id="list25">
        <text:list-item>
          <text:p text:style-name="P62"><text:span text:style-name="T62_1">Review</text:span><text:span text:style-name="T62_2">,<text:s/></text:span><text:span text:style-name="T62_3">challenge</text:span><text:span text:style-name="T62_4"><text:s/></text:span><text:span text:style-name="T62_5">and</text:span><text:span text:style-name="T62_6"><text:s/></text:span><text:span text:style-name="T62_7">adjust</text:span><text:span text:style-name="T62_8"><text:s/></text:span><text:span text:style-name="T62_9">performance</text:span><text:span text:style-name="T62_10"><text:s/></text:span><text:span text:style-name="T62_11">levels</text:span><text:span text:style-name="T62_12"><text:s/></text:span><text:span text:style-name="T62_13">to</text:span><text:span text:style-name="T62_14"><text:s/></text:span><text:span text:style-name="T62_15">ensure</text:span><text:span text:style-name="T62_16"><text:s/></text:span><text:span text:style-name="T62_17">quality</text:span><text:span text:style-name="T62_18"><text:s/></text:span><text:span text:style-name="T62_19">outcomes</text:span><text:span text:style-name="T62_20"><text:s/></text:span><text:span text:style-name="T62_21">are</text:span><text:span text:style-name="T62_22"><text:s/></text:span><text:span text:style-name="T62_23">delivered</text:span><text:span text:style-name="T62_24"><text:s/></text:span><text:span text:style-name="T62_25">on</text:span><text:span text:style-name="T62_26"><text:s/></text:span><text:span text:style-name="T62_27">time</text:span><text:span text:style-name="T62_28">,<text:s/></text:span><text:span text:style-name="T62_29">rewarding</text:span><text:span text:style-name="T62_30"><text:s/></text:span><text:span text:style-name="T62_31">success</text:span></text:p>
        </text:list-item>
      </text:list>
      <text:p text:style-name="P63"/>
      <text:p text:style-name="P64"><text:span text:style-name="T64_1">ENGAGING</text:span><text:span text:style-name="T64_2"><text:s/></text:span><text:span text:style-name="T64_3">PEOPLE</text:span></text:p>
      <text:p text:style-name="P65"/>
      <text:p text:style-name="P66"><text:span text:style-name="T66_1">Leading</text:span><text:span text:style-name="T66_2"><text:s/></text:span><text:span text:style-name="T66_3">and</text:span><text:span text:style-name="T66_4"><text:s/></text:span><text:span text:style-name="T66_5">Communicating</text:span></text:p>
      <text:p text:style-name="P67"><text:span text:style-name="T67_1">Essential</text:span></text:p>
      <text:list text:style-name="LS1" xml:id="list26">
        <text:list-item>
          <text:p text:style-name="P68"><text:span text:style-name="T68_1">Clarify</text:span><text:span text:style-name="T68_2"><text:s/></text:span><text:span text:style-name="T68_3">strategies</text:span><text:span text:style-name="T68_4"><text:s/></text:span><text:span text:style-name="T68_5">and</text:span><text:span text:style-name="T68_6"><text:s/></text:span><text:span text:style-name="T68_7">plans</text:span><text:span text:style-name="T68_8">,<text:s/></text:span><text:span text:style-name="T68_9">giving</text:span><text:span text:style-name="T68_10"><text:s/></text:span><text:span text:style-name="T68_11">clear</text:span><text:span text:style-name="T68_12"><text:s/></text:span><text:span text:style-name="T68_13">sense</text:span><text:span text:style-name="T68_14"><text:s/></text:span><text:span text:style-name="T68_15">of</text:span><text:span text:style-name="T68_16"><text:s/></text:span><text:span text:style-name="T68_17">direction</text:span><text:span text:style-name="T68_18"><text:s/></text:span><text:span text:style-name="T68_19">and</text:span><text:span text:style-name="T68_20"><text:s/></text:span><text:span text:style-name="T68_21">purpose</text:span><text:span text:style-name="T68_22"><text:s/></text:span><text:span text:style-name="T68_23">for</text:span><text:span text:style-name="T68_24"><text:s/></text:span><text:span text:style-name="T68_25">self</text:span><text:span text:style-name="T68_26"><text:s/></text:span><text:span text:style-name="T68_27">and</text:span><text:span text:style-name="T68_28"><text:s/></text:span><text:span text:style-name="T68_29">team</text:span></text:p>
        </text:list-item>
        <text:list-item>
          <text:p text:style-name="P69"><text:span text:style-name="T69_1">Be</text:span><text:span text:style-name="T69_2"><text:s/></text:span><text:span text:style-name="T69_3">visible</text:span><text:span text:style-name="T69_4"><text:s/></text:span><text:span text:style-name="T69_5">to</text:span><text:span text:style-name="T69_6"><text:s/></text:span><text:span text:style-name="T69_7">staff</text:span><text:span text:style-name="T69_8"><text:s/></text:span><text:span text:style-name="T69_9">and</text:span><text:span text:style-name="T69_10"><text:s/></text:span><text:span text:style-name="T69_11">stakeholders</text:span><text:span text:style-name="T69_12"><text:s/></text:span><text:span text:style-name="T69_13">and</text:span><text:span text:style-name="T69_14"><text:s/></text:span><text:span text:style-name="T69_15">regularly</text:span><text:span text:style-name="T69_16"><text:s/></text:span><text:span text:style-name="T69_17">undertake</text:span><text:span text:style-name="T69_18"><text:s/></text:span><text:span text:style-name="T69_19">activities</text:span><text:span text:style-name="T69_20"><text:s/></text:span><text:span text:style-name="T69_21">to</text:span><text:span text:style-name="T69_22"><text:s/></text:span><text:span text:style-name="T69_23">engage</text:span><text:span text:style-name="T69_24"><text:s/></text:span><text:span text:style-name="T69_25">and</text:span><text:span text:style-name="T69_26"><text:s/></text:span><text:span text:style-name="T69_27">build</text:span><text:span text:style-name="T69_28"><text:s/></text:span><text:span text:style-name="T69_29">trust</text:span><text:span text:style-name="T69_30"><text:s/></text:span><text:span text:style-name="T69_31">with</text:span><text:span text:style-name="T69_32"><text:s/></text:span><text:span text:style-name="T69_33">people</text:span><text:span text:style-name="T69_34"><text:s/></text:span><text:span text:style-name="T69_35">involved</text:span><text:span text:style-name="T69_36"><text:s/></text:span><text:span text:style-name="T69_37">in</text:span><text:span text:style-name="T69_38"><text:s/></text:span><text:span text:style-name="T69_39">area</text:span><text:span text:style-name="T69_40"><text:s/></text:span><text:span text:style-name="T69_41">of</text:span><text:span text:style-name="T69_42"><text:s/></text:span><text:span text:style-name="T69_43">work</text:span></text:p>
        </text:list-item>
        <text:list-item>
          <text:p text:style-name="P70"><text:span text:style-name="T70_1">Confidently</text:span><text:span text:style-name="T70_2"><text:s/></text:span><text:span text:style-name="T70_3">engage</text:span><text:span text:style-name="T70_4"><text:s/></text:span><text:span text:style-name="T70_5">with</text:span><text:span text:style-name="T70_6"><text:s/></text:span><text:span text:style-name="T70_7">stakeholders</text:span><text:span text:style-name="T70_8"><text:s/></text:span><text:span text:style-name="T70_9">and</text:span><text:span text:style-name="T70_10"><text:s/></text:span><text:span text:style-name="T70_11">colleagues</text:span><text:span text:style-name="T70_12"><text:s/></text:span><text:span text:style-name="T70_13">at</text:span><text:span text:style-name="T70_14"><text:s/></text:span><text:span text:style-name="T70_15">all</text:span><text:span text:style-name="T70_16"><text:s/></text:span><text:span text:style-name="T70_17">levels</text:span><text:span text:style-name="T70_18"><text:s/></text:span><text:span text:style-name="T70_19">to</text:span><text:span text:style-name="T70_20"><text:s/></text:span><text:span text:style-name="T70_21">generate</text:span><text:span text:style-name="T70_22"><text:s/></text:span><text:span text:style-name="T70_23">commitment</text:span><text:span text:style-name="T70_24"><text:s/></text:span><text:span text:style-name="T70_25">to</text:span><text:span text:style-name="T70_26"><text:s/></text:span><text:span text:style-name="T70_27">goals</text:span></text:p>
        </text:list-item>
      </text:list>
      <text:p text:style-name="P71"/>
      <text:p text:style-name="P72"/>
      <text:p text:style-name="P73"><text:span text:style-name="T73_1">Collaborating</text:span><text:span text:style-name="T73_2"><text:s/></text:span><text:span text:style-name="T73_3">and</text:span><text:span text:style-name="T73_4"><text:s/></text:span><text:span text:style-name="T73_5">Partnering</text:span></text:p>
      <text:p text:style-name="P74"><text:span text:style-name="T74_1">Essential</text:span></text:p>
      <text:list text:style-name="LS1" xml:id="list29">
        <text:list-item>
          <text:p text:style-name="P75"><text:span text:style-name="T75_1">Actively</text:span><text:span text:style-name="T75_2"><text:s/></text:span><text:span text:style-name="T75_3">build</text:span><text:span text:style-name="T75_4"><text:s/></text:span><text:span text:style-name="T75_5">and</text:span><text:span text:style-name="T75_6"><text:s/></text:span><text:span text:style-name="T75_7">maintain</text:span><text:span text:style-name="T75_8"><text:s/></text:span><text:span text:style-name="T75_9">a</text:span><text:span text:style-name="T75_10"><text:s/></text:span><text:span text:style-name="T75_11">network</text:span><text:span text:style-name="T75_12"><text:s/></text:span><text:span text:style-name="T75_13">of</text:span><text:span text:style-name="T75_14"><text:s/></text:span><text:span text:style-name="T75_15">colleagues</text:span><text:span text:style-name="T75_16"><text:s/></text:span><text:span text:style-name="T75_17">and</text:span><text:span text:style-name="T75_18"><text:s/></text:span><text:span text:style-name="T75_19">contacts</text:span><text:span text:style-name="T75_20"><text:s/></text:span><text:span text:style-name="T75_21">to</text:span><text:span text:style-name="T75_22"><text:s/></text:span><text:span text:style-name="T75_23">achieve</text:span><text:span text:style-name="T75_24"><text:s/></text:span><text:span text:style-name="T75_25">progress</text:span><text:span text:style-name="T75_26"><text:s/></text:span><text:span text:style-name="T75_27">on</text:span><text:span text:style-name="T75_28"><text:s/></text:span><text:span text:style-name="T75_29">objectives</text:span><text:span text:style-name="T75_30"><text:s/></text:span><text:span text:style-name="T75_31">and</text:span><text:span text:style-name="T75_32"><text:s/></text:span><text:span text:style-name="T75_33">shared</text:span><text:span text:style-name="T75_34"><text:s/></text:span><text:span text:style-name="T75_35">interests</text:span></text:p>
        </text:list-item>
      </text:list>
      <text:p text:style-name="P76"/>
      <text:p text:style-name="P77"/>
      <text:p text:style-name="P78"><text:span text:style-name="T78_1">Building</text:span><text:span text:style-name="T78_2"><text:s/></text:span><text:span text:style-name="T78_3">Capability</text:span><text:span text:style-name="T78_4"><text:s/></text:span><text:span text:style-name="T78_5">for</text:span><text:span text:style-name="T78_6"><text:s/></text:span><text:span text:style-name="T78_7">All</text:span></text:p>
      <text:p text:style-name="P79"><text:span text:style-name="T79_1">Essential</text:span></text:p>
      <text:list text:style-name="LS9" xml:id="list30">
        <text:list-item>
          <text:p text:style-name="P80"><text:span text:style-name="T80_1">Coach</text:span><text:span text:style-name="T80_2"><text:s/></text:span><text:span text:style-name="T80_3">and</text:span><text:span text:style-name="T80_4"><text:s/></text:span><text:span text:style-name="T80_5">support</text:span><text:span text:style-name="T80_6"><text:s/></text:span><text:span text:style-name="T80_7">colleagues</text:span><text:span text:style-name="T80_8"><text:s/></text:span><text:span text:style-name="T80_9">to</text:span><text:span text:style-name="T80_10"><text:s/></text:span><text:span text:style-name="T80_11">take</text:span><text:span text:style-name="T80_12"><text:s/></text:span><text:span text:style-name="T80_13">responsibility</text:span><text:span text:style-name="T80_14"><text:s/></text:span><text:span text:style-name="T80_15">for</text:span><text:span text:style-name="T80_16"><text:s/></text:span><text:span text:style-name="T80_17">their</text:span><text:span text:style-name="T80_18"><text:s/></text:span><text:span text:style-name="T80_19">own</text:span><text:span text:style-name="T80_20"><text:s/></text:span><text:span text:style-name="T80_21">development</text:span><text:span text:style-name="T80_22"><text:s/>(</text:span><text:span text:style-name="T80_23">through</text:span><text:span text:style-name="T80_24"><text:s/></text:span><text:span text:style-name="T80_25">giving</text:span><text:span text:style-name="T80_26"><text:s/></text:span><text:span text:style-name="T80_27">accountability</text:span><text:span text:style-name="T80_28">,<text:s/></text:span><text:span text:style-name="T80_29">varied</text:span><text:span text:style-name="T80_30"><text:s/></text:span><text:span text:style-name="T80_31">assignments</text:span><text:span text:style-name="T80_32"><text:s/></text:span><text:span text:style-name="T80_33">and</text:span><text:span text:style-name="T80_34"><text:s/></text:span><text:span text:style-name="T80_35">on</text:span><text:span text:style-name="T80_36">-</text:span><text:span text:style-name="T80_37">going</text:span><text:span text:style-name="T80_38"><text:s/></text:span><text:span text:style-name="T80_39">feedback</text:span><text:span text:style-name="T80_40">)</text:span></text:p>
        </text:list-item>
        <text:list-item>
          <text:p text:style-name="P81"><text:span text:style-name="T81_1">Establish</text:span><text:span text:style-name="T81_2"><text:s/></text:span><text:span text:style-name="T81_3">and</text:span><text:span text:style-name="T81_4"><text:s/></text:span><text:span text:style-name="T81_5">drive</text:span><text:span text:style-name="T81_6"><text:s/></text:span><text:span text:style-name="T81_7">intra</text:span><text:span text:style-name="T81_8"><text:s/></text:span><text:span text:style-name="T81_9">and</text:span><text:span text:style-name="T81_10"><text:s/></text:span><text:span text:style-name="T81_11">inter</text:span><text:span text:style-name="T81_12"><text:s/></text:span><text:span text:style-name="T81_13">team</text:span><text:span text:style-name="T81_14"><text:s/></text:span><text:span text:style-name="T81_15">discussions</text:span><text:span text:style-name="T81_16"><text:s/></text:span><text:span text:style-name="T81_17">to</text:span><text:span text:style-name="T81_18"><text:s/></text:span><text:span text:style-name="T81_19">learn</text:span><text:span text:style-name="T81_20"><text:s/></text:span><text:span text:style-name="T81_21">from</text:span><text:span text:style-name="T81_22"><text:s/></text:span><text:span text:style-name="T81_23">experience</text:span><text:span text:style-name="T81_24"><text:s/></text:span><text:span text:style-name="T81_25">and</text:span><text:span text:style-name="T81_26"><text:s/></text:span><text:span text:style-name="T81_27">adapt</text:span><text:span text:style-name="T81_28"><text:s/></text:span><text:span text:style-name="T81_29">organisational</text:span><text:span text:style-name="T81_30"><text:s/></text:span><text:span text:style-name="T81_31">processes</text:span><text:span text:style-name="T81_32"><text:s/></text:span><text:span text:style-name="T81_33">and</text:span><text:span text:style-name="T81_34"><text:s/></text:span><text:span text:style-name="T81_35">plans</text:span></text:p>
        </text:list-item>
      </text:list>
      <text:p text:style-name="P82"/>
      <text:p text:style-name="P83"/>
      <text:p text:style-name="P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min-label-width="1.27cm" text:min-label-distance="-2.22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min-label-width="1.27cm" text:min-label-distance="-6.033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min-label-width="1.27cm" text:min-label-distance="-9.84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min-label-width="1.27cm" text:min-label-distance="-2.222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min-label-width="1.27cm" text:min-label-distance="-6.033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min-label-width="1.27cm" text:min-label-distance="-9.842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min-label-width="1.27cm" text:min-label-distance="-2.22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min-label-width="1.27cm" text:min-label-distance="-6.033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min-label-width="1.27cm" text:min-label-distance="-9.842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